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80000012F011FF842D5F0AC8A.png" manifest:media-type="image/png"/>
  <manifest:file-entry manifest:full-path="Pictures/100000000000016B0000007D1C9022824E025A0E.png" manifest:media-type="image/png"/>
  <manifest:file-entry manifest:full-path="Pictures/10000000000000EF00000041524B5A0B08159836.png" manifest:media-type="image/png"/>
  <manifest:file-entry manifest:full-path="Pictures/10000001000000ED000000C299696218D83AA3A2.png" manifest:media-type="image/png"/>
  <manifest:file-entry manifest:full-path="Pictures/10000000000000CC000000BC34F12E1F058F2FF8.png" manifest:media-type="image/png"/>
  <manifest:file-entry manifest:full-path="Pictures/10000000000000E6000000BB4E99A28A4FFD789D.png" manifest:media-type="image/png"/>
  <manifest:file-entry manifest:full-path="Pictures/10000001000000D50000025F94B1CA4BA0463BAE.png" manifest:media-type="image/png"/>
  <manifest:file-entry manifest:full-path="Pictures/100000000000006F0000006E362C41AA66E1B995.png" manifest:media-type="image/png"/>
  <manifest:file-entry manifest:full-path="Pictures/10000001000000E1000001F5D03E14574CD56D5B.png" manifest:media-type="image/png"/>
  <manifest:file-entry manifest:full-path="Pictures/1000000100000105000000BEF8BA7545279F19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Inventory</text:span></text:p>
          </draw:text-box>
        </draw:frame>
        <draw:frame draw:style-name="gr1" draw:text-style-name="P2" draw:layer="layout" svg:width="2.798cm" svg:height="2.255cm" svg:x="2.917cm" svg:y="9.525cm">
          <draw:image xlink:href="Pictures/10000000000001780000012F011FF842D5F0AC8A.png" xlink:type="simple" xlink:show="embed" xlink:actuate="onLoad" draw:mime-type="image/png">
            <text:p/>
          </draw:image>
        </draw:frame>
        <draw:g>
          <draw:frame draw:style-name="gr1" draw:text-style-name="P2" draw:layer="layout" svg:width="3.175cm" svg:height="2.926cm" svg:x="2.54cm" svg:y="6.35cm">
            <draw:image xlink:href="Pictures/10000000000000CC000000BC34F12E1F058F2FF8.png" xlink:type="simple" xlink:show="embed" xlink:actuate="onLoad" draw:mime-type="image/png">
              <text:p/>
            </draw:image>
          </draw:frame>
          <draw:frame draw:style-name="gr2" draw:text-style-name="P3" draw:layer="layout" svg:width="1.905cm" svg:height="0.962cm" svg:x="6.25cm" svg:y="7.044cm">
            <draw:text-box>
              <text:p>x 2 </text:p>
            </draw:text-box>
          </draw:frame>
        </draw:g>
        <draw:g>
          <draw:frame draw:style-name="gr1" draw:text-style-name="P2" draw:layer="layout" svg:width="2.317cm" svg:height="1.615cm" svg:x="3.175cm" svg:y="4.1cm">
            <draw:image xlink:href="Pictures/10000000000000E6000000BB4E99A28A4FFD789D.png" xlink:type="simple" xlink:show="embed" xlink:actuate="onLoad" draw:mime-type="image/png">
              <text:p/>
            </draw:image>
          </draw:frame>
          <draw:frame draw:style-name="gr2" draw:text-style-name="P3" draw:layer="layout" svg:width="1.482cm" svg:height="0.962cm" svg:x="6.138cm" svg:y="4.445cm">
            <draw:text-box>
              <text:p>x 3</text:p>
            </draw:text-box>
          </draw:frame>
        </draw:g>
        <draw:frame draw:style-name="gr1" draw:text-style-name="P2" draw:layer="layout" svg:width="6.35cm" svg:height="1.726cm" svg:x="15.875cm" svg:y="11.43cm">
          <draw:image xlink:href="Pictures/10000000000000EF00000041524B5A0B08159836.png" xlink:type="simple" xlink:show="embed" xlink:actuate="onLoad" draw:mime-type="image/png">
            <text:p/>
          </draw:image>
        </draw:frame>
        <draw:g>
          <draw:frame draw:style-name="gr1" draw:text-style-name="P2" draw:layer="layout" svg:width="2.168cm" svg:height="1.925cm" svg:x="15.875cm" svg:y="8.89cm">
            <draw:image xlink:href="Pictures/100000000000006F0000006E362C41AA66E1B995.png" xlink:type="simple" xlink:show="embed" xlink:actuate="onLoad" draw:mime-type="image/png">
              <text:p/>
            </draw:image>
          </draw:frame>
          <draw:frame draw:style-name="gr3" draw:text-style-name="P4" draw:layer="layout" svg:width="5.452cm" svg:height="1.035cm" svg:x="18.043cm" svg:y="9.431cm">
            <draw:text-box>
              <text:p text:style-name="P1"><text:span text:style-name="T1">Docker Toolbox</text:span></text:p>
            </draw:text-box>
          </draw:frame>
        </draw:g>
        <draw:g>
          <draw:frame draw:style-name="gr1" draw:text-style-name="P2" draw:layer="layout" svg:width="5.715cm" svg:height="1.967cm" svg:x="15.875cm" svg:y="3.81cm">
            <draw:image xlink:href="Pictures/100000000000016B0000007D1C9022824E025A0E.png" xlink:type="simple" xlink:show="embed" xlink:actuate="onLoad" draw:mime-type="image/png">
              <text:p/>
            </draw:image>
          </draw:frame>
          <draw:frame draw:style-name="gr2" draw:text-style-name="P3" draw:layer="layout" svg:width="1.905cm" svg:height="0.962cm" svg:x="21.59cm" svg:y="4.445cm">
            <draw:text-box>
              <text:p>x 10</text:p>
            </draw:text-box>
          </draw:frame>
        </draw:g>
        <draw:g>
          <draw:frame draw:style-name="gr4" draw:text-style-name="P5" draw:layer="layout" svg:width="2.328cm" svg:height="1.905cm" svg:x="15.875cm" svg:y="6.35cm">
            <draw:image xlink:href="Pictures/10000001000000ED000000C299696218D83AA3A2.png" xlink:type="simple" xlink:show="embed" xlink:actuate="onLoad" draw:mime-type="image/png">
              <text:p/>
            </draw:image>
          </draw:frame>
          <draw:frame draw:style-name="gr2" draw:text-style-name="P3" draw:layer="layout" svg:width="1.905cm" svg:height="0.962cm" svg:x="18.415cm" svg:y="6.658cm">
            <draw:text-box>
              <text:p>x 50</text:p>
            </draw:text-box>
          </draw:frame>
        </draw:g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7" draw:layer="layout" svg:width="25.199cm" svg:height="2.629cm" svg:x="1.4cm" svg:y="0.628cm" presentation:class="title">
          <draw:text-box>
            <text:p text:style-name="P1"><text:span text:style-name="T1">Custom Environment</text:span></text:p>
          </draw:text-box>
        </draw:frame>
        <draw:frame draw:style-name="gr4" draw:text-style-name="P5" draw:layer="layout" svg:width="2.688cm" svg:height="2.2cm" svg:x="18.902cm" svg:y="7.62cm">
          <draw:image xlink:href="Pictures/10000001000000ED000000C299696218D83AA3A2.png" xlink:type="simple" xlink:show="embed" xlink:actuate="onLoad" draw:mime-type="image/png">
            <text:p/>
          </draw:image>
        </draw:frame>
        <draw:frame draw:style-name="gr4" draw:text-style-name="P5" draw:layer="layout" svg:width="2.63cm" svg:height="7.495cm" svg:x="6.335cm" svg:y="5.715cm">
          <draw:image xlink:href="Pictures/10000001000000D50000025F94B1CA4BA0463BAE.png" xlink:type="simple" xlink:show="embed" xlink:actuate="onLoad" draw:mime-type="image/png">
            <text:p/>
          </draw:image>
        </draw:frame>
        <draw:frame draw:style-name="gr4" draw:text-style-name="P5" draw:layer="layout" svg:width="2.8cm" svg:height="6.235cm" svg:x="10.387cm" svg:y="5.83cm">
          <draw:image xlink:href="Pictures/10000001000000E1000001F5D03E14574CD56D5B.png" xlink:type="simple" xlink:show="embed" xlink:actuate="onLoad" draw:mime-type="image/png">
            <text:p/>
          </draw:image>
        </draw:frame>
        <draw:frame draw:style-name="gr4" draw:text-style-name="P5" draw:layer="layout" svg:width="2.906cm" svg:height="2.116cm" svg:x="14.457cm" svg:y="7.62cm">
          <draw:image xlink:href="Pictures/1000000100000105000000BEF8BA7545279F19AC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1T09:49:08.031000000</meta:creation-date>
    <dc:date>2023-02-26T09:55:22.040000000</dc:date>
    <meta:editing-duration>PT31M15S</meta:editing-duration>
    <meta:editing-cycles>5</meta:editing-cycles>
    <meta:generator>LibreOffice/7.4.1.2$Windows_X86_64 LibreOffice_project/3c58a8f3a960df8bc8fd77b461821e42c061c5f0</meta:generator>
    <meta:document-statistic meta:object-count="48"/>
  </office:meta>
</office:document-meta>
</file>